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</style:style>
    <style:style style:name="P144" style:family="paragraph" style:parent-style-name="Text_20_body" style:list-style-name="L139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05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 C0LUMN</text:span><text:line-break/></text:p>
                  <text:list text:style-name="L120">
                    <text:list-item>
                      <text:p text:style-name="P125">Adicionando uma nova colun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1">
                    <text:list-item>
                      <text:p text:style-name="P126">Deleta uma determinada coluna de uma tabel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2">
            <text:list-item>
              <text:p text:style-name="P127">Esvazia imediatamente todo o conteúdo de uma tabela ou objeto que contenha dados.<text:line-break/></text:p>
            </text:list-item>
            <text:list-item>
              <text:p text:style-name="P12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3">
            <text:list-item>
              <text:p text:style-name="P128">Mudar nome da tabela e/ou database.<text:line-break/></text:p>
            </text:list-item>
            <text:list-item>
              <text:p text:style-name="P12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4">
        <text:list-item>
          <text:p text:style-name="P129">USER - usuário<text:line-break/></text:p>
          <text:list text:style-name="L125">
            <text:list-item>
              <text:p text:style-name="P130"><text:span text:style-name="T1">CREATE USER</text:span><text:line-break/></text:p>
              <text:list text:style-name="L126">
                <text:list-item>
                  <text:p text:style-name="P131">Comando para criação de usuários.<text:line-break/></text:p>
                </text:list-item>
                <text:list-item>
                  <text:p text:style-name="P13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9"><text:span text:style-name="T1">GRANT</text:span><text:line-break/></text:p>
          <text:list text:style-name="L127">
            <text:list-item>
              <text:p text:style-name="P132">Permitir que usuários especificados realizem tarefas especificadas.<text:line-break/></text:p>
            </text:list-item>
            <text:list-item>
              <text:p text:style-name="P132">Tambem permite gerenciar permissão para realizar tarefas especificas em database e/ou tabelas especificas.<text:line-break/></text:p>
            </text:list-item>
            <text:list-item>
              <text:p text:style-name="P13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2">Carregar/atualizar permissões:<text:line-break/><text:span text:style-name="T1">FLUSH PRIVILEGES</text:span>;<text:line-break/></text:p>
            </text:list-item>
            <text:list-item>
              <text:p text:style-name="P13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9"><text:span text:style-name="T1">REVOKE</text:span><text:line-break/></text:p>
          <text:list text:style-name="L128">
            <text:list-item>
              <text:p text:style-name="P133">Cancela/revoga permissões previamente concedidas.<text:line-break/></text:p>
            </text:list-item>
            <text:list-item>
              <text:p text:style-name="P13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9">Privilégios que podem ser CONCEDIDOS à ou REVOCADOS de um usuário:<text:line-break/></text:p>
          <text:list text:style-name="L129">
            <text:list-item>
              <text:p text:style-name="P13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4"><text:span text:style-name="T1">CREATE</text:span> — permite criar novas tabelas ou bancos de dados.<text:line-break/></text:p>
            </text:list-item>
            <text:list-item>
              <text:p text:style-name="P134"><text:span text:style-name="T1">DROP</text:span> — permite deletar tabelas ou bancos de dados.<text:line-break/></text:p>
            </text:list-item>
            <text:list-item>
              <text:p text:style-name="P134"><text:span text:style-name="T1">DELETE</text:span> — permite excluir linhas de tabelas.<text:line-break/></text:p>
            </text:list-item>
            <text:list-item>
              <text:p text:style-name="P134"><text:span text:style-name="T1">INSERT</text:span> — permite inserir linhas em tabelas.<text:line-break/></text:p>
            </text:list-item>
            <text:list-item>
              <text:p text:style-name="P134"><text:span text:style-name="T1">SELECT</text:span> - permite usar o comando SELECT para ler os bancos de dados.<text:line-break/></text:p>
            </text:list-item>
            <text:list-item>
              <text:p text:style-name="P134"><text:span text:style-name="T1">UPDATE</text:span> — permite atualizar linhas de tabelas.<text:line-break/></text:p>
            </text:list-item>
            <text:list-item>
              <text:p text:style-name="P134"><text:span text:style-name="T1">GRANT OPTION</text:span> — permite conceder ou remover privilégios de outros usuários.<text:line-break/></text:p>
            </text:list-item>
          </text:list>
          <text:p text:style-name="P129">Outras instruções:<text:line-break/></text:p>
          <text:list text:style-name="L130">
            <text:list-item>
              <text:p text:style-name="P135"><text:span text:style-name="T1">CONNECT</text:span><text:line-break/></text:p>
            </text:list-item>
            <text:list-item>
              <text:p text:style-name="P135"><text:span text:style-name="T1">EXECUTE</text:span><text:line-break/></text:p>
            </text:list-item>
            <text:list-item>
              <text:p text:style-name="P13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1">
        <text:list-item>
          <text:p text:style-name="P136"><text:span text:style-name="T1">START TRANSACTION</text:span><text:line-break/></text:p>
          <text:list text:style-name="L132">
            <text:list-item>
              <text:p text:style-name="P137">O comando garante que diversas instruções sejam executadas, porem se alguma for mal sucedida todas falham.<text:line-break/></text:p>
            </text:list-item>
            <text:list-item>
              <text:p text:style-name="P13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7">Sintaxe:<text:line-break/><text:span text:style-name="T1">START TRANSACTION</text:span>;<text:line-break/></text:p>
            </text:list-item>
          </text:list>
        </text:list-item>
        <text:list-item>
          <text:p text:style-name="P136"><text:span text:style-name="T1">BACKROLL</text:span><text:line-break/></text:p>
          <text:list text:style-name="L133">
            <text:list-item>
              <text:p text:style-name="P138">Regressão para o estado anterior ao inicio da transação (<text:span text:style-name="T1">START TRANSACTION</text:span>).<text:line-break/></text:p>
            </text:list-item>
            <text:list-item>
              <text:p text:style-name="P138">Sintaxe:<text:line-break/><text:span text:style-name="T1">BACKROLL</text:span>;<text:line-break/></text:p>
            </text:list-item>
          </text:list>
        </text:list-item>
        <text:list-item>
          <text:p text:style-name="P136"><text:span text:style-name="T1">COMMIT</text:span><text:line-break/></text:p>
          <text:list text:style-name="L134">
            <text:list-item>
              <text:p text:style-name="P13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3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VIEWS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5">
        <text:list-item>
          <text:p text:style-name="P140"><text:span text:style-name="T1">IFNULL</text:span>()<text:line-break/></text:p>
          <text:list text:style-name="L136">
            <text:list-item>
              <text:p text:style-name="P141">Converte os valores <text:span text:style-name="T1">NULL</text:span> de uma coluna em um valor-padrão especificado.<text:line-break/></text:p>
            </text:list-item>
            <text:list-item>
              <text:p text:style-name="P141">Os argumentos da função são a coluna a ser checada e o valor-padrão. </text:p>
            </text:list-item>
            <text:list-item>
              <text:p text:style-name="P141">Se o valor-padrão for um texto, ele entra entre aspas (‘<text:span text:style-name="T2">valor-padrão</text:span>’).<text:line-break/></text:p>
            </text:list-item>
            <text:list-item>
              <text:p text:style-name="P14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1">É igual a função <text:span text:style-name="T2">coalesce</text:span>() em SQL.<text:line-break/></text:p>
            </text:list-item>
            <text:list-item>
              <text:p text:style-name="P14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0"><text:span text:style-name="T1">NOW</text:span>()<text:line-break/></text:p>
        </text:list-item>
      </text:list>
      <text:p text:style-name="Pagebreak"/>
      <text:h text:style-name="Heading_20_2" text:outline-level="2"><text:bookmark-start text:name="views"/>10.2 VIEWS<text:bookmark-end text:name="views"/></text:h>
      <text:p text:style-name="Pagebreak"/>
      <text:h text:style-name="Heading_20_1" text:outline-level="1"><text:bookmark-start text:name="detalhes"/>11 Detalhes<text:bookmark-end text:name="detalhes"/></text:h>
      <text:list text:style-name="L137">
        <text:list-item>
          <text:p text:style-name="P142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42">O que são e o que fazem os administradores:<text:line-break/></text:p>
          <text:list text:style-name="L138">
            <text:list-item>
              <text:p text:style-name="P143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43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42">Acesso ao <text:span text:style-name="T1">MySQL</text:span> pelo terminal é necessario usar o comando:<text:line-break/>mysql -u root -p<text:line-break/></text:p>
          <text:list text:style-name="L139">
            <text:list-item>
              <text:p text:style-name="P144">Depois colocar a senha.<text:line-break/></text:p>
            </text:list-item>
          </text:list>
        </text:list-item>
        <text:list-item>
          <text:p text:style-name="P142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2 Andamento dos Estudos<text:bookmark-end text:name="andamento-dos-estudos"/></text:h>
      <text:h text:style-name="Heading_20_2" text:outline-level="2"><text:bookmark-start text:name="assunto-em-andamento"/>12.1 Assunto em andamento:<text:bookmark-end text:name="assunto-em-andamento"/></text:h>
      <text:p text:style-name="First_20_paragraph">Atualmente estou estudando Módulo 11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05T13:47:15Z</meta:creation-date>
    <dc:date>2022-04-05T13:47:15Z</dc:date>
    <meta:user-defined meta:name="date" meta:value-type="string">2022-04-05</meta:user-defined>
    <meta:user-defined meta:name="output" meta:value-type="string"/>
    <meta:user-defined meta:name="subtitle" meta:value-type="string">Readme.rmd</meta:user-defined>
  </office:meta>
</office:document-meta>
</file>